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fo:font-size="14pt" fo:font-weight="bold" officeooo:rsid="000005fb" officeooo:paragraph-rsid="000005fb" style:font-size-asian="14pt" style:font-weight-asian="bold" style:font-size-complex="14pt" style:font-weight-complex="bold"/>
    </style:style>
    <style:style style:name="P2" style:family="paragraph" style:parent-style-name="Header">
      <style:text-properties fo:font-size="14pt" fo:font-weight="bold" officeooo:rsid="000005fb" officeooo:paragraph-rsid="000005fb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148dc" officeooo:paragraph-rsid="000148dc"/>
    </style:style>
    <style:style style:name="P4" style:family="paragraph" style:parent-style-name="Standard">
      <style:text-properties fo:font-weight="bold" officeooo:rsid="0002a084" officeooo:paragraph-rsid="0002a08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148dc" officeooo:paragraph-rsid="000148dc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6pt" fo:font-weight="bold" officeooo:rsid="000148dc" officeooo:paragraph-rsid="000148dc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2a084" officeooo:paragraph-rsid="0002a084"/>
    </style:style>
    <style:style style:name="P8" style:family="paragraph" style:parent-style-name="Standard">
      <style:text-properties officeooo:rsid="0003e603" officeooo:paragraph-rsid="0003e603"/>
    </style:style>
    <style:style style:name="P9" style:family="paragraph" style:parent-style-name="Standard">
      <style:text-properties officeooo:rsid="000430c6" officeooo:paragraph-rsid="00081d63"/>
    </style:style>
    <style:style style:name="P10" style:family="paragraph" style:parent-style-name="Standard" style:list-style-name="L1">
      <style:text-properties officeooo:rsid="000ef434" officeooo:paragraph-rsid="000ef434"/>
    </style:style>
    <style:style style:name="P11" style:family="paragraph" style:parent-style-name="Standard" style:list-style-name="L1">
      <style:text-properties officeooo:rsid="00108906" officeooo:paragraph-rsid="00108906"/>
    </style:style>
    <style:style style:name="T1" style:family="text">
      <style:text-properties officeooo:rsid="00081d63"/>
    </style:style>
    <style:style style:name="T2" style:family="text">
      <style:text-properties officeooo:rsid="0009b020"/>
    </style:style>
    <style:style style:name="T3" style:family="text">
      <style:text-properties officeooo:rsid="000d2002"/>
    </style:style>
    <style:style style:name="T4" style:family="text">
      <style:text-properties officeooo:rsid="000ef010"/>
    </style:style>
    <style:style style:name="T5" style:family="text">
      <style:text-properties officeooo:rsid="001182cc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áctica UD 03: Análisis de usabilidad</text:p>
      <text:p text:style-name="Standard"/>
      <text:p text:style-name="P6">Realice las siguientes tareas:</text:p>
      <text:p text:style-name="P3">En esta práctica se realizará el análisis del prototipo de una aplicación web. Para poder llevar a cabo este análisis se deben preparar dos tests de los vistos en clase, los cuales son el test de los 5 segundos y un test de eye-tracking por IA.</text:p>
      <text:p text:style-name="P3"/>
      <text:p text:style-name="P7">El proceso de la práctica es el siguiente:</text:p>
      <text:p text:style-name="P7"/>
      <text:p text:style-name="P4">1. Establece los objetivos principales</text:p>
      <text:p text:style-name="P8">a. Los objetivo deben ser fácilmente medibles</text:p>
      <text:p text:style-name="Standard"/>
      <text:p text:style-name="P9">Antes de especificar los objetivos principales, haré una pequeña descripción del proyecto. Este proyecto consiste en un portal web orientado en el mundo de la realidad virtual, aumentada y mixta. <text:span text:style-name="T1">El usuario de a pie </text:span><text:span text:style-name="T2">no solo </text:span><text:span text:style-name="T1">podrá consultar </text:span><text:span text:style-name="T2">información sobre que son estas nuevas tecnologías y que usos pueden darle según sus intereses, si no que también podrán comprobar en el catalogo que dispositivos electrónicos (visores VR, </text:span><text:span text:style-name="T3">estaciones de trabajo compatibles con dichas tecnologías, </text:span><text:span text:style-name="T4">etc</text:span><text:span text:style-name="T2">) </text:span><text:span text:style-name="T4">son compatibles con usuario y si se adaptan a su presupuesto.</text:span><text:span text:style-name="T2"> </text:span><text:span text:style-name="T4">Por lo tanto, para cumplir esto, deberemos cumplir una serie de objetivos principales en el margen de la usabilidad:</text:span></text:p>
      <text:list xml:id="list3065236038" text:style-name="L1">
        <text:list-item>
          <text:p text:style-name="P11">Evaluar la facilidad de navegación y accesibilidad del sitio web</text:p>
          <text:list>
            <text:list-item>
              <text:p text:style-name="P11">M<text:span text:style-name="T5">étricas</text:span></text:p>
            </text:list-item>
          </text:list>
        </text:list-item>
        <text:list-item>
          <text:p text:style-name="P10">Experiencia y sensaciones a la hora de explorar el sitio web</text:p>
        </text:list-item>
        <text:list-item>
          <text:p text:style-name="P10"/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0005fb" officeooo:paragraph-rsid="000005fb" style:font-size-asian="14pt" style:font-weight-asian="bold" style:font-size-complex="14pt" style:font-weight-complex="bold"/>
    </style:style>
    <style:style style:name="MP2" style:family="paragraph" style:parent-style-name="Footer">
      <style:text-properties fo:font-size="14pt" fo:font-weight="bold" officeooo:rsid="000005fb" officeooo:paragraph-rsid="000005fb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Diseño de Interfaces Web<text:tab/><text:tab/>Tema 3: Análisis de Usabilidad</text:p>
      </style:header>
      <style:footer>
        <text:p text:style-name="MP2">2ºDAW<text:tab/><text:tab/>Daniel Alfonso Rodríguez Santo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3T21:34:09.951000000</meta:creation-date>
    <dc:date>2024-01-23T23:44:46.813000000</dc:date>
    <meta:editing-duration>PT1H30M1S</meta:editing-duration>
    <meta:editing-cycles>13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13" meta:word-count="222" meta:character-count="1337" meta:non-whitespace-character-count="1129"/>
  </office:meta>
</office:document-meta>
</file>